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>Task List</text:p>
      <text:p text:style-name="P3">Skullduggery</text:p>
      <text:p text:style-name="P4">Greg Baker - Robert Koeninger</text:p>
      <text:p text:style-name="P4">Advisor: Prof. Wilsey</text:p>
      <text:p text:style-name="P4">Nov 18, 2009</text:p>
      <text:p text:style-name="P4">Revised: Dec 4, 2009</text:p>
      <text:p text:style-name="P4"/>
      <text:p text:style-name="P6"><text:span text:style-name="T3">Setup Source Control</text:span><text:span text:style-name="T1"> – November 8 – November 10</text:span></text:p>
      <text:p text:style-name="P2">Source control for project documentation and source code should be set up ASAP</text:p>
      <text:p text:style-name="P2"/>
      <text:p text:style-name="P1">Setup Development Environment<text:span text:style-name="T1"> – <text:s/>November 8 – November 10</text:span></text:p>
      <text:p text:style-name="P1"><text:span text:style-name="T1">Development environments for relevant SDKs should be set up before we can investigate how to use them and what capabilities they have.</text:span></text:p>
      <text:p text:style-name="P1"/>
      <text:p text:style-name="P1">Research Phone SDK – <text:span text:style-name="T1">November 13 – November 16</text:span></text:p>
      <text:p text:style-name="P1"><text:span text:style-name="T1">We need to research the SDK of the possible phones that we will use. Candidates are the iPhone, Android SDK, and Windows Mobile platforms.</text:span></text:p>
      <text:p text:style-name="P1"><text:span text:style-name="T1"/></text:p>
      <text:p text:style-name="P1">Write User Requirements<text:span text:style-name="T1"> – November 8 – November 16</text:span></text:p>
      <text:p text:style-name="P2">We need to write user requirements between November 8 and November 16. This is partly due to class assignments but also for direction during the project.</text:p>
      <text:p text:style-name="P1"><text:span text:style-name="T1"/></text:p>
      <text:p text:style-name="P1">Write Use Cases/ Activity Diagrams<text:span text:style-name="T1"> - <text:s/>November 8 – November 20</text:span></text:p>
      <text:p text:style-name="P1"><text:span text:style-name="T1">Use Cases and Activity Diagrams will be written outlining what we need to do to have a successful project at the end of the year. These will be written after the User requirements have been hammered out.</text:span></text:p>
      <text:p text:style-name="P1"/>
      <text:p text:style-name="P1">Write Design Specification<text:span text:style-name="T1"> – November 20 – November 30</text:span></text:p>
      <text:p text:style-name="P1"><text:span text:style-name="T1">A formal design specification should be written after we write user requirements and activity diagrams. We will write a more formal design specification to show what progress we have and what we need to get done.</text:span></text:p>
      <text:p text:style-name="P1"/>
      <text:p text:style-name="P1">Research Encryption Methods<text:span text:style-name="T1"> – November 23 – December 1</text:span></text:p>
      <text:p text:style-name="P1"><text:span text:style-name="T1">We should know about which encryption methods we want to use before we start implementing the </text:span></text:p>
      <text:p text:style-name="P1"><text:span text:style-name="T1"/></text:p>
      <text:p text:style-name="P1">Research Phone Communication Process<text:span text:style-name="T1"> – November 23 – December 1</text:span></text:p>
      <text:p text:style-name="P1"><text:span text:style-name="T1">We should know about how the cellular phones communicate before we can modify how they communicate.</text:span></text:p>
      <text:p text:style-name="P1"><text:span text:style-name="T1"/></text:p>
      <text:p text:style-name="P1">Investigate Phone OS Source Code<text:span text:style-name="T1"> – December 13 – January 6</text:span></text:p>
      <text:p text:style-name="P1"><text:span text:style-name="T1">Knowing the specifics of how to use phone communication methods is vital to the success of the project.</text:span></text:p>
      <text:p text:style-name="P1"><text:span text:style-name="T3"/></text:p>
      <text:p text:style-name="P1">Find/Develop Encryption Library<text:span text:style-name="T1"> – <text:s/>December 13 – January 6</text:span></text:p>
      <text:p text:style-name="P1"><text:span text:style-name="T1">Once we have selected an encryption method and know what aspects of the phone we're messing with, we can find or develop an encryption library that meets our requirements.</text:span></text:p>
      <text:p text:style-name="P1"><text:span text:style-name="T1"/></text:p>
      <text:p text:style-name="P1">Write Principal Code<text:span text:style-name="T1"> – January 3 – March 7</text:span></text:p>
      <text:p text:style-name="P1"><text:span text:style-name="T1">The majority of the code will be written between January 3 and March 7.</text:span></text:p>
      <text:p text:style-name="P1"><text:span text:style-name="T1"/></text:p>
      <text:p text:style-name="P1">Design Complete<text:span text:style-name="T1"> – January 18</text:span></text:p>
      <text:p text:style-name="P1"><text:span text:style-name="T1">This milestone shows the end of most of our design activities.</text:span></text:p>
      <text:p text:style-name="P1"><text:span text:style-name="T1"/></text:p>
      <text:p text:style-name="P1">Acquire Phones<text:span text:style-name="T1"> – March 8</text:span></text:p>
      <text:p text:style-name="P1"><text:span text:style-name="T1">This milestone shows the latest date that we should have our cellular phones by.</text:span></text:p>
      <text:p text:style-name="P1"><text:span text:style-name="T1"/></text:p>
      <text:p text:style-name="P1"><text:soft-page-break/>Bug Fixing<text:span text:style-name="T1"> – March 8 – April 5</text:span></text:p>
      <text:p text:style-name="P1"><text:span text:style-name="T1">Bug fixing will take place after the majority of the code is written.</text:span></text:p>
      <text:p text:style-name="P1"><text:span text:style-name="T1"/></text:p>
      <text:p text:style-name="P1">Code Writing Completed<text:span text:style-name="T1"> – March 8</text:span></text:p>
      <text:p text:style-name="P1"><text:span text:style-name="T1">The majority of the code should be finalized by March 8 in order to catch all the small bugs that might plague us during presentations.</text:span></text:p>
      <text:p text:style-name="P1"><text:span text:style-name="T1"/></text:p>
      <text:p text:style-name="P1">Write Test Plan<text:span text:style-name="T1"> – Feb 14 – Feb 28</text:span></text:p>
      <text:p text:style-name="P1"><text:span text:style-name="T1">A more formal testing plan should be written before we test in emulated software.</text:span></text:p>
      <text:p text:style-name="P1"><text:span text:style-name="T1"/></text:p>
      <text:p text:style-name="P1">Test in Emulation<text:span text:style-name="T1"> – Feb 28 – March 15</text:span></text:p>
      <text:p text:style-name="P1"><text:span text:style-name="T1">We should test in an emulated environment before the end of coding, and before we acquire phones and test on hardware.</text:span></text:p>
      <text:p text:style-name="P1"/>
      <text:p text:style-name="P1">Test on Hardware<text:span text:style-name="T1"> – March 3 – April 5</text:span></text:p>
      <text:p text:style-name="P1"><text:span text:style-name="T1">Hardware testing will take a long time, as it may be annoying and difficult to use.</text:span></text:p>
      <text:p text:style-name="P1"><text:span text:style-name="T1"/></text:p>
      <text:p text:style-name="P1">Testing Completed<text:span text:style-name="T1"> – April 5</text:span></text:p>
      <text:p text:style-name="P1"><text:span text:style-name="T1">This milestone shows when we should have completed testing. It is ok to miss this deadline, but the bugs should start becoming features afterwards.</text:span></text:p>
      <text:p text:style-name="P1"><text:span text:style-name="T1"/></text:p>
      <text:p text:style-name="P1">Product Completed<text:span text:style-name="T1"> – April 5</text:span></text:p>
      <text:p text:style-name="P1"><text:span text:style-name="T1">This milestone shows when we should be completed in order to have a “buffer” and to complete other assignments and properly complete the project report.</text:span></text:p>
      <text:p text:style-name="P1"><text:span text:style-name="T1"/></text:p>
      <text:p text:style-name="P1">Project Report Completed<text:span text:style-name="T1"> – April 30</text:span></text:p>
      <text:p text:style-name="P1"><text:span text:style-name="T1">The final project report should be done by the end of April. If it isn't we will have time issues.</text:span></text:p>
      <text:p text:style-name="P1"><text:span text:style-name="T1"/></text:p>
      <text:p text:style-name="P1">Prepare for Tech Expo<text:span text:style-name="T1"> – May 1 – May 5</text:span></text:p>
      <text:p text:style-name="P1"><text:span text:style-name="T1">Preparing for the tech expo up to a week in advance. This may be extended into April.</text:span></text:p>
      <text:p text:style-name="P1"><text:span text:style-name="T1"/></text:p>
      <text:p text:style-name="P1">Tech Expo<text:span text:style-name="T1"> – May 6 - May 7</text:span></text:p>
      <text:p text:style-name="P1"><text:span text:style-name="T1">Present our project at the Tech Expo. These dates are estimates as we could not find them befo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4T13:30:37</meta:creation-date>
    <dc:date>2009-12-04T14:04:42</dc:date>
    <meta:editing-duration>PT00H17M25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3" meta:paragraph-count="52" meta:word-count="677" meta:character-count="3728"/>
  </office:meta>
</office:document-meta>
</file>